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99cm" fo:min-width="2.659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518cm" fo:min-width="5.834cm"/>
    </style:style>
    <style:style style:name="gr4" style:family="graphic" style:parent-style-name="standard">
      <style:graphic-properties draw:marker-end="Arrow" draw:marker-end-width="0.2cm" draw:textarea-horizontal-align="center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584cm" fo:min-width="3.48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584cm" fo:min-width="3.799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519cm" fo:min-width="3.836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926cm" fo:min-width="3.013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991cm" fo:min-width="4.701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886cm" fo:min-width="3.729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601cm" fo:min-width="2.932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73cm" fo:min-width="4.01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52cm" fo:min-width="3.97cm"/>
    </style:style>
    <style:style style:name="gr14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10.551cm" fo:min-width="6.117cm"/>
    </style:style>
    <style:style style:name="gr15" style:family="graphic" style:parent-style-name="standard">
      <style:graphic-properties draw:marker-end="" draw:marker-end-width="0.3cm" draw:textarea-horizontal-align="center" draw:textarea-vertical-align="middle"/>
    </style:style>
    <style:style style:name="gr16" style:family="graphic" style:parent-style-name="standard">
      <style:graphic-properties svg:stroke-color="#666666" draw:fill="none" draw:textarea-horizontal-align="justify" draw:textarea-vertical-align="middle" draw:auto-grow-height="false" fo:min-height="0.827cm" fo:min-width="3.836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52cm" fo:min-width="3.867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445cm" fo:min-width="2.22cm"/>
    </style:style>
    <style:style style:name="gr19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8.587cm" fo:min-width="7.197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926cm" fo:min-width="2.431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514cm" fo:min-width="2.564cm"/>
    </style:style>
    <style:style style:name="gr22" style:family="graphic" style:parent-style-name="standard">
      <style:graphic-properties draw:marker-start="" draw:marker-end="Arrow" draw:marker-end-width="0.2cm" draw:textarea-horizontal-align="center" draw:textarea-vertical-align="middle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862cm" fo:min-width="1.91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0.514cm" fo:min-width="1.68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/>
      <style:paragraph-properties fo:margin-left="0cm" fo:margin-right="0cm" fo:text-align="center" fo:text-indent="0cm"/>
      <style:text-properties style:font-name="Nimbus Sans L"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margin-left="0cm" fo:margin-right="0cm" fo:text-align="center" fo:text-indent="0cm"/>
      <style:text-properties fo:color="#000000" style:font-name="Nimbus Sans L" fo:font-size="11pt" fo:font-weight="normal" style:font-size-asian="11pt" style:font-weight-asian="normal" style:font-size-complex="11pt" style:font-weight-complex="normal"/>
    </style:style>
    <style:style style:name="P5" style:family="paragraph">
      <loext:graphic-properties draw:fill="none"/>
      <style:paragraph-properties fo:text-align="center"/>
      <style:text-properties style:font-name="Nimbus Sans 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text-align="center" fo:text-indent="0cm"/>
      <style:text-properties style:font-name="Nimbus Sans 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color="#666666"/>
    </style:style>
    <style:style style:name="P9" style:family="paragraph">
      <loext:graphic-properties draw:fill="none"/>
      <style:paragraph-properties fo:text-align="center"/>
      <style:text-properties fo:color="#666666" style:font-name="Nimbus Sans 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Nimbus Sans L" fo:font-size="11pt" style:font-size-asian="11pt" style:font-size-complex="11pt"/>
    </style:style>
    <style:style style:name="T2" style:family="text">
      <style:text-properties fo:color="#000000" style:font-name="Nimbus Sans L"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font-name="Nimbus Sans 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666666" style:font-name="Nimbus Sans 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191cm" svg:height="1.239cm" svg:x="13.186cm" svg:y="19.611cm">
          <text:p text:style-name="P1"><text:span text:style-name="T1">Part-processed</text:span><text:span text:style-name="T1"><text:line-break/></text:span><text:span text:style-name="T1">flat spectra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6" draw:id="id6" draw:layer="layout" svg:width="3.797cm" svg:height="0.764cm" svg:x="13.883cm" svg:y="26.888cm">
          <text:p text:style-name="P1"><text:span text:style-name="T1">Processed fla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xml:id="id2" draw:id="id2" draw:layer="layout" svg:width="6.334cm" svg:height="0.768cm" svg:x="12.614cm" svg:y="22.131cm">
          <text:p text:style-name="P1"><text:span text:style-name="T1">Attach wavelength calibration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15.782cm" svg:y1="20.85cm" svg:x2="15.781cm" svg:y2="22.131cm" draw:start-shape="id1" draw:start-glue-point="8" draw:end-shape="id2" draw:end-glue-point="4" svg:d="M15782 20850l-1 1281" svg:viewBox="0 0 2 1282">
          <text:p/>
        </draw:connector>
        <draw:connector draw:style-name="gr4" draw:text-style-name="P3" draw:layer="layout" draw:type="line" svg:x1="15.781cm" svg:y1="22.899cm" svg:x2="15.781cm" svg:y2="23.62cm" draw:start-shape="id2" draw:start-glue-point="6" draw:end-shape="id3" draw:end-glue-point="0" svg:d="M15781 22899v721" svg:viewBox="0 0 1 722">
          <text:p/>
        </draw:connector>
        <draw:custom-shape draw:style-name="gr5" draw:text-style-name="P4" xml:id="id18" draw:id="id18" draw:layer="layout" svg:width="3.986cm" svg:height="0.834cm" svg:x="3.918cm" svg:y="26.918cm">
          <text:p text:style-name="P1"><text:span text:style-name="T2">Derive “slit function”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6" draw:text-style-name="P4" xml:id="id4" draw:id="id4" draw:layer="layout" svg:width="4.299cm" svg:height="0.834cm" svg:x="3.762cm" svg:y="28.318cm">
          <text:p text:style-name="P1"><text:span text:style-name="T2">Project to raw co-ord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5.911cm" svg:y1="27.752cm" svg:x2="5.912cm" svg:y2="28.318cm" draw:end-shape="id4" draw:end-glue-point="4" svg:d="M5911 27752l1 566" svg:viewBox="0 0 2 567">
          <text:p/>
        </draw:connector>
        <draw:connector draw:style-name="gr4" draw:text-style-name="P3" draw:layer="layout" draw:type="line" svg:x1="15.781cm" svg:y1="26.188cm" svg:x2="15.782cm" svg:y2="26.888cm" draw:start-shape="id5" draw:start-glue-point="2" draw:end-shape="id6" draw:end-glue-point="4" svg:d="M15781 26188l1 700" svg:viewBox="0 0 2 701">
          <text:p/>
        </draw:connector>
        <draw:custom-shape draw:style-name="gr7" draw:text-style-name="P5" xml:id="id3" draw:id="id3" draw:layer="layout" svg:width="5.668cm" svg:height="0.768cm" svg:x="12.947cm" svg:y="23.62cm">
          <text:p text:style-name="P3"><text:span text:style-name="T3">Normalize continuum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2" xml:id="id12" draw:id="id12" draw:layer="layout" svg:width="3.513cm" svg:height="1.176cm" svg:x="22.694cm" svg:y="23.729cm">
          <text:p text:style-name="P1"><text:span text:style-name="T1">Cut out slit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9" draw:text-style-name="P4" xml:id="id7" draw:id="id7" draw:layer="layout" svg:width="5.201cm" svg:height="1.241cm" svg:x="21.85cm" svg:y="25.466cm">
          <text:p text:style-name="P1"><text:span text:style-name="T2">Resample to linear co-ord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10" draw:text-style-name="P6" xml:id="id8" draw:id="id8" draw:layer="layout" svg:width="4.229cm" svg:height="1.136cm" svg:x="22.336cm" svg:y="27.231cm">
          <text:p text:style-name="P1"><text:span text:style-name="T3">Sum over spatial axi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24.451cm" svg:y1="26.707cm" svg:x2="24.451cm" svg:y2="27.231cm" draw:start-shape="id7" draw:start-glue-point="6" draw:end-shape="id8" draw:end-glue-point="4" svg:d="M24451 26707v524" svg:viewBox="0 0 1 525">
          <text:p/>
        </draw:connector>
        <draw:connector draw:style-name="gr4" draw:text-style-name="P3" draw:layer="layout" draw:type="line" svg:x1="24.451cm" svg:y1="28.367cm" svg:x2="24.45cm" svg:y2="28.931cm" draw:start-shape="id8" draw:start-glue-point="6" draw:end-shape="id9" svg:d="M24451 28367l-1 564" svg:viewBox="0 0 2 565">
          <text:p/>
        </draw:connector>
        <draw:custom-shape draw:style-name="gr11" draw:text-style-name="P6" xml:id="id9" draw:id="id9" draw:layer="layout" svg:width="3.432cm" svg:height="0.851cm" svg:x="22.734cm" svg:y="28.931cm">
          <text:p text:style-name="P1"><text:span text:style-name="T3">Fit continuum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12" draw:text-style-name="P4" xml:id="id10" draw:id="id10" draw:layer="layout" svg:width="4.51cm" svg:height="0.98cm" svg:x="22.195cm" svg:y="30.366cm">
          <text:p text:style-name="P1"><text:span text:style-name="T2">Project to raw co-ord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24.45cm" svg:y1="29.782cm" svg:x2="24.45cm" svg:y2="30.366cm" draw:start-shape="id9" draw:start-glue-point="6" draw:end-shape="id10" draw:end-glue-point="4" svg:d="M24450 29782v584" svg:viewBox="0 0 1 585">
          <text:p/>
        </draw:connector>
        <draw:custom-shape draw:style-name="gr13" draw:text-style-name="P6" xml:id="id11" draw:id="id11" draw:layer="layout" svg:width="4.47cm" svg:height="0.77cm" svg:x="22.215cm" svg:y="31.931cm">
          <text:p text:style-name="P1"><text:span text:style-name="T3">Divide by continuum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24.45cm" svg:y1="31.346cm" svg:x2="24.45cm" svg:y2="31.931cm" draw:start-shape="id10" draw:end-shape="id11" draw:end-glue-point="4" svg:d="M24450 31346v585" svg:viewBox="0 0 1 586">
          <text:p/>
        </draw:connector>
        <draw:connector draw:style-name="gr4" draw:text-style-name="P3" draw:layer="layout" draw:type="line" svg:x1="24.451cm" svg:y1="24.905cm" svg:x2="24.45cm" svg:y2="25.466cm" draw:start-shape="id12" draw:start-glue-point="6" draw:end-shape="id7" svg:d="M24451 24905l-1 561" svg:viewBox="0 0 2 562">
          <text:p/>
        </draw:connector>
        <draw:custom-shape draw:style-name="gr14" draw:text-style-name="P7" xml:id="id13" draw:id="id13" draw:layer="layout" svg:width="6.943cm" svg:height="11.127cm" svg:x="20.687cm" svg:y="22.0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35.671476137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3" draw:layer="layout" svg:x1="18.615cm" svg:y1="24.004cm" svg:x2="20.687cm" svg:y2="27.584cm" draw:start-shape="id3" draw:start-glue-point="1" draw:end-shape="id13" draw:end-glue-point="3" svg:d="M18615 24004h1036v3580h1036" svg:viewBox="0 0 2073 3581">
          <text:p/>
        </draw:connector>
        <draw:custom-shape draw:style-name="gr16" draw:text-style-name="P9" xml:id="id5" draw:id="id5" draw:layer="layout" svg:width="5.668cm" svg:height="1.076cm" svg:x="12.947cm" svg:y="25.112cm">
          <text:p text:style-name="P8"><text:span text:style-name="T4">Spatial flatness correction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3" draw:layer="layout" draw:type="line" svg:x1="15.781cm" svg:y1="24.388cm" svg:x2="15.781cm" svg:y2="25.112cm" draw:start-shape="id3" draw:start-glue-point="2" draw:end-shape="id5" draw:end-glue-point="0" svg:d="M15781 24388v724" svg:viewBox="0 0 1 725">
          <text:p/>
        </draw:connector>
        <draw:custom-shape draw:style-name="gr17" draw:text-style-name="P6" xml:id="id23" draw:id="id23" draw:layer="layout" svg:width="4.367cm" svg:height="0.77cm" svg:x="6.628cm" svg:y="29.921cm">
          <text:p text:style-name="P1"><text:span text:style-name="T3">Divide by slit function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18" draw:text-style-name="P2" xml:id="id14" draw:id="id14" draw:layer="layout" svg:width="2.72cm" svg:height="0.695cm" svg:x="7.49cm" svg:y="23.778cm">
          <text:p text:style-name="P1"><text:span text:style-name="T1">Cut out slit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8.85cm" svg:y1="24.473cm" svg:x2="8.851cm" svg:y2="25.066cm" draw:start-shape="id14" draw:start-glue-point="6" draw:end-shape="id15" draw:end-glue-point="4" svg:d="M8850 24473l1 593" svg:viewBox="0 0 2 594">
          <text:p/>
        </draw:connector>
        <draw:custom-shape draw:style-name="gr19" draw:text-style-name="P7" xml:id="id16" draw:id="id16" draw:layer="layout" svg:width="8.077cm" svg:height="9.217cm" svg:x="3.34cm" svg:y="21.8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35.671476137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3" draw:layer="layout" svg:x1="12.947cm" svg:y1="25.65cm" svg:x2="11.417cm" svg:y2="26.49cm" draw:start-shape="id5" draw:start-glue-point="3" draw:end-shape="id16" draw:end-glue-point="1" svg:d="M12947 25650h-765v840h-765" svg:viewBox="0 0 1531 841">
          <text:p/>
        </draw:connector>
        <draw:custom-shape draw:style-name="gr20" draw:text-style-name="P4" xml:id="id15" draw:id="id15" draw:layer="layout" svg:width="2.931cm" svg:height="1.176cm" svg:x="7.385cm" svg:y="25.066cm">
          <text:p text:style-name="P1"><text:span text:style-name="T2">Resample to</text:span><text:span text:style-name="T2"><text:line-break/></text:span><text:span text:style-name="T2">linear co-ord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5.382cm" svg:y1="26.243cm" svg:x2="5.911cm" svg:y2="26.918cm" draw:start-shape="id17" draw:start-glue-point="6" draw:end-shape="id18" draw:end-glue-point="4" svg:d="M5382 26243l529 675" svg:viewBox="0 0 530 676">
          <text:p/>
        </draw:connector>
        <draw:custom-shape draw:style-name="gr21" draw:text-style-name="P2" xml:id="id19" draw:id="id19" draw:layer="layout" svg:width="5.036cm" svg:height="0.763cm" svg:x="18.759cm" svg:y="20.424cm">
          <text:p text:style-name="P1"><text:span text:style-name="T1">Calibrated arc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2" draw:text-style-name="P3" draw:layer="layout" draw:type="line" svg:x1="21.277cm" svg:y1="21.187cm" svg:x2="18.948cm" svg:y2="22.515cm" draw:start-shape="id19" draw:start-glue-point="8" draw:end-shape="id2" svg:d="M21277 21187l-2329 1328" svg:viewBox="0 0 2330 1329">
          <text:p/>
        </draw:connector>
        <draw:custom-shape draw:style-name="gr23" draw:text-style-name="P2" xml:id="id20" draw:id="id20" draw:layer="layout" svg:width="3.972cm" svg:height="1.111cm" svg:x="3.395cm" svg:y="20.135cm">
          <text:p text:style-name="P1"><text:span text:style-name="T1">Processed twilight fla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2" draw:text-style-name="P3" draw:layer="layout" draw:type="line" svg:x1="5.381cm" svg:y1="21.246cm" svg:x2="5.382cm" svg:y2="25.067cm" draw:start-shape="id20" draw:start-glue-point="8" draw:end-shape="id17" draw:end-glue-point="4" svg:d="M5381 21246l1 3821" svg:viewBox="0 0 2 3822">
          <text:p/>
        </draw:connector>
        <draw:custom-shape draw:style-name="gr24" draw:text-style-name="P2" xml:id="id21" draw:id="id21" draw:layer="layout" svg:width="3.585cm" svg:height="0.763cm" svg:x="22.658cm" svg:y="22.424cm">
          <text:p text:style-name="P1"><text:span text:style-name="T1">Input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3" draw:layer="layout" draw:type="line" svg:x1="24.451cm" svg:y1="23.187cm" svg:x2="24.451cm" svg:y2="23.729cm" draw:start-shape="id21" draw:start-glue-point="8" draw:end-shape="id12" draw:end-glue-point="4" svg:d="M24451 23187v542" svg:viewBox="0 0 1 543">
          <text:p/>
        </draw:connector>
        <draw:connector draw:style-name="gr4" draw:text-style-name="P3" draw:layer="layout" draw:line-skew="-0.469cm" svg:x1="23.016cm" svg:y1="22.806cm" svg:x2="22.215cm" svg:y2="32.316cm" draw:start-shape="id21" draw:start-glue-point="6" draw:end-shape="id11" draw:end-glue-point="5" svg:d="M23016 22806h-1771v9510h970" svg:viewBox="0 0 1772 9511">
          <text:p/>
        </draw:connector>
        <draw:custom-shape draw:style-name="gr20" draw:text-style-name="P4" xml:id="id17" draw:id="id17" draw:layer="layout" svg:width="2.931cm" svg:height="1.176cm" svg:x="3.916cm" svg:y="25.067cm">
          <text:p text:style-name="P1"><text:span text:style-name="T2">Resample to</text:span><text:span text:style-name="T2"><text:line-break/></text:span><text:span text:style-name="T2">linear co-ord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24" draw:text-style-name="P2" xml:id="id22" draw:id="id22" draw:layer="layout" svg:width="3.585cm" svg:height="0.763cm" svg:x="7.058cm" svg:y="22.324cm">
          <text:p text:style-name="P1"><text:span text:style-name="T1">Input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3" draw:layer="layout" draw:type="line" svg:x1="8.851cm" svg:y1="23.087cm" svg:x2="8.85cm" svg:y2="23.778cm" draw:start-shape="id22" draw:start-glue-point="8" draw:end-shape="id14" draw:end-glue-point="4" svg:d="M8851 23087l-1 691" svg:viewBox="0 0 2 692">
          <text:p/>
        </draw:connector>
        <draw:connector draw:style-name="gr4" draw:text-style-name="P3" draw:layer="layout" draw:type="line" svg:x1="8.851cm" svg:y1="26.242cm" svg:x2="5.911cm" svg:y2="26.918cm" draw:start-shape="id15" draw:start-glue-point="6" draw:end-shape="id18" draw:end-glue-point="4" svg:d="M8851 26242l-2940 676" svg:viewBox="0 0 2941 677">
          <text:p/>
        </draw:connector>
        <draw:connector draw:style-name="gr4" draw:text-style-name="P3" draw:layer="layout" draw:line-skew="-0.17cm 0.649cm" svg:x1="10.278cm" svg:y1="22.706cm" svg:x2="8.812cm" svg:y2="29.921cm" draw:start-shape="id22" draw:start-glue-point="9" draw:end-shape="id23" draw:end-glue-point="4" svg:d="M10278 22706h696v4447h-2162v2768" svg:viewBox="0 0 2163 7216">
          <text:p/>
        </draw:connector>
        <draw:connector draw:style-name="gr4" draw:text-style-name="P3" draw:layer="layout" svg:x1="5.912cm" svg:y1="29.152cm" svg:x2="6.628cm" svg:y2="30.306cm" draw:start-shape="id4" draw:start-glue-point="6" draw:end-shape="id23" draw:end-glue-point="5" svg:d="M5912 29152v1154h716" svg:viewBox="0 0 717 11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LGC Sans" style:font-size-asian="24pt" style:language-asian="zxx" style:country-asian="none" style:font-name-complex="DejaVu LGC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04T13:33:03.514422157</dc:date>
    <meta:editing-duration>PT58M5S</meta:editing-duration>
    <meta:editing-cycles>38</meta:editing-cycles>
    <meta:generator>LibreOffice/5.0.6.2$Linux_X86_64 LibreOffice_project/00$Build-2</meta:generator>
    <meta:document-statistic meta:object-count="45"/>
  </office:meta>
</office:document-meta>
</file>